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top="0cm" fo:margin-bottom="0.282cm" loext:contextual-spacing="false" fo:line-height="108%"/>
    </style:style>
    <style:style style:name="P2" style:family="paragraph" style:parent-style-name="Standard" style:list-style-name="WWNum1">
      <style:paragraph-properties fo:margin-top="0cm" fo:margin-bottom="0.282cm" loext:contextual-spacing="false" fo:line-height="108%"/>
      <style:text-properties officeooo:paragraph-rsid="0011b71d"/>
    </style:style>
    <style:style style:name="P3" style:family="paragraph" style:parent-style-name="Standard" style:list-style-name="WWNum1">
      <style:paragraph-properties fo:margin-top="0cm" fo:margin-bottom="0.282cm" loext:contextual-spacing="false" fo:line-height="108%"/>
      <style:text-properties officeooo:rsid="0011b71d" officeooo:paragraph-rsid="0011b71d"/>
    </style:style>
    <style:style style:name="P4" style:family="paragraph" style:parent-style-name="Standard" style:list-style-name="WWNum1">
      <style:paragraph-properties fo:margin-top="0cm" fo:margin-bottom="0.282cm" loext:contextual-spacing="false" fo:line-height="108%"/>
      <style:text-properties officeooo:rsid="0011b71d" officeooo:paragraph-rsid="00122205"/>
    </style:style>
    <style:style style:name="P5" style:family="paragraph" style:parent-style-name="Standard" style:list-style-name="WWNum1">
      <style:paragraph-properties fo:margin-top="0cm" fo:margin-bottom="0.282cm" loext:contextual-spacing="false" fo:line-height="108%"/>
      <style:text-properties style:text-underline-style="solid" style:text-underline-width="auto" style:text-underline-color="font-color" officeooo:rsid="00122205" officeooo:paragraph-rsid="00122205"/>
    </style:style>
    <style:style style:name="P6" style:family="paragraph" style:parent-style-name="Standard" style:list-style-name="WWNum1">
      <style:paragraph-properties fo:margin-top="0cm" fo:margin-bottom="0.282cm" loext:contextual-spacing="false" fo:line-height="108%"/>
      <style:text-properties style:text-underline-style="none" officeooo:rsid="00122205" officeooo:paragraph-rsid="00122205"/>
    </style:style>
    <style:style style:name="P7" style:family="paragraph" style:parent-style-name="Standard" style:list-style-name="WWNum1" style:master-page-name="Standard">
      <style:paragraph-properties fo:margin-top="0cm" fo:margin-bottom="0.282cm" loext:contextual-spacing="false" fo:line-height="108%" style:page-number="1"/>
    </style:style>
    <style:style style:name="P8" style:family="paragraph" style:parent-style-name="List_20_Paragraph" style:list-style-name="WWNum1">
      <style:paragraph-properties fo:margin-top="0cm" fo:margin-bottom="0.282cm" loext:contextual-spacing="false" fo:line-height="108%"/>
    </style:style>
    <style:style style:name="P9" style:family="paragraph" style:parent-style-name="List_20_Paragraph" style:list-style-name="WWNum1">
      <style:paragraph-properties fo:margin-top="0cm" fo:margin-bottom="0.282cm" loext:contextual-spacing="false" fo:line-height="108%"/>
      <style:text-properties officeooo:rsid="0016926a" officeooo:paragraph-rsid="0016926a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1b71d"/>
    </style:style>
    <style:style style:name="T3" style:family="text">
      <style:text-properties fo:language="fr" fo:country="FR" officeooo:rsid="00122205"/>
    </style:style>
    <style:style style:name="T4" style:family="text">
      <style:text-properties fo:language="fr" fo:country="FR" officeooo:rsid="00150546"/>
    </style:style>
    <style:style style:name="T5" style:family="text">
      <style:text-properties officeooo:rsid="0011b7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83001701" text:style-name="WWNum1">
        <text:list-item>
          <text:p text:style-name="P7">Numéro : <text:span text:style-name="T5">a voir</text:span></text:p>
        </text:list-item>
        <text:list-item>
          <text:p text:style-name="P1">Titre :<text:span text:style-name="T5">Accepter un don</text:span></text:p>
        </text:list-item>
        <text:list-item>
          <text:p text:style-name="P1"><text:span text:style-name="T1">Auteur : </text:span><text:span text:style-name="T2">Darryl Desmeules<text:tab/></text:span></text:p>
        </text:list-item>
        <text:list-item>
          <text:p text:style-name="P1"><text:span text:style-name="T1">Date création : </text:span><text:span text:style-name="T2">15/08/2018</text:span></text:p>
        </text:list-item>
        <text:list-item>
          <text:p text:style-name="P1"><text:span text:style-name="T1">Date modification </text:span><text:span text:style-name="T2">15/08/2018</text:span></text:p>
        </text:list-item>
        <text:list-item>
          <text:p text:style-name="P2">Description sommaire du cas : <text:span text:style-name="T5">Lorsqu’un donateur propose un don, </text:span><text:s/><text:span text:style-name="T5">celui-ci est attribuer aux employer de façon automatiser a l’aide d’un algorithme de répartition de travail. L’employer dois traiter le don, ce qui consiste a l’accepter ou le refuser.</text:span></text:p>
        </text:list-item>
        <text:list-item>
          <text:p text:style-name="P1">Acteur principal : <text:span text:style-name="T5">Employer</text:span></text:p>
        </text:list-item>
        <text:list-item>
          <text:p text:style-name="P1">Acteur secondaire : <text:span text:style-name="T5">Système de répartition des dons, donateurs</text:span></text:p>
        </text:list-item>
        <text:list-item>
          <text:p text:style-name="P1">Préconditions :</text:p>
          <text:list>
            <text:list-item>
              <text:p text:style-name="P3"><text:span text:style-name="T1">Au moins une proposition de don dois être présente dans la liste personnelle de l’employer désirant traiter des dons</text:span></text:p>
            </text:list-item>
            <text:list-item>
              <text:p text:style-name="P3"><text:span text:style-name="T1">L’employer doit être authentifier dans le système</text:span></text:p>
            </text:list-item>
          </text:list>
        </text:list-item>
        <text:list-item>
          <text:p text:style-name="P1">Scénario nominal :</text:p>
          <text:list>
            <text:list-header>
              <text:p text:style-name="P4"><text:span text:style-name="T3">a) </text:span><text:span text:style-name="T1">L’employer consulte sa liste de don personnelle </text:span></text:p>
              <text:p text:style-name="P4"><text:span text:style-name="T3">b) Il</text:span><text:span text:style-name="T1"> sélectionne une proposition a approuver</text:span></text:p>
              <text:p text:style-name="P4"><text:span text:style-name="T3">c) U</text:span><text:span text:style-name="T1">n Modal apparaît avec tout les information en détail</text:span></text:p>
              <text:p text:style-name="P4"><text:span text:style-name="T3">d)</text:span><text:span text:style-name="T1"> </text:span><text:span text:style-name="T3">I</text:span><text:span text:style-name="T1">l soumet sa décision en appuyant sur le bouton accepter ou refuser se trouvant sur le modal.</text:span></text:p>
            </text:list-header>
          </text:list>
        </text:list-item>
        <text:list-item>
          <text:p text:style-name="P1">Scénarios alternatifs :</text:p>
          <text:list>
            <text:list-header>
              <text:p text:style-name="P5"><text:span text:style-name="T1">Alternatif 1</text:span></text:p>
              <text:p text:style-name="P6"><text:span text:style-name="T1">a) Une fois que le modal apparaît avec les informations détailler, l ‘employer peut décider de sortir sans </text:span><text:span text:style-name="T4">traiter</text:span><text:span text:style-name="T1"> la proposition de don</text:span></text:p>
            </text:list-header>
          </text:list>
        </text:list-item>
        <text:list-item>
          <text:p text:style-name="P1">Exceptions ou erreurs :</text:p>
          <text:list>
            <text:list-item>
              <text:p text:style-name="P8"><text:span text:style-name="T1"/></text:p>
            </text:list-item>
          </text:list>
        </text:list-item>
        <text:list-item>
          <text:p text:style-name="P1">Postconditions :</text:p>
          <text:list>
            <text:list-item>
              <text:p text:style-name="P9"><text:span text:style-name="T1">Une proposition de don est archiver avec pour attribut accepter ou refuser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Calibri" fo:font-family="Calibri" style:font-family-generic="roman" style:font-pitch="variable" fo:language="fr" fo:country="CA" style:font-name-asian="Calibri1" style:font-family-asian="Calibri" style:font-family-generic-asian="system" style:font-pitch-asian="variable" style:language-asian="fr" style:country-asian="FR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" text:bullet-char="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style:num-suffix="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style:num-suffix="" text:bullet-char="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4" style:num-suffix="" text:bullet-char="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5" style:num-suffix="" text:bullet-char="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style:num-suffix="" text:bullet-char="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2"/>
      </text:list-level-style-bullet>
      <text:list-level-style-bullet text:level="7" style:num-suffix="" text:bullet-char="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2"/>
      </text:list-level-style-bullet>
      <text:list-level-style-bullet text:level="8" style:num-suffix="" text:bullet-char="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style:num-suffix="" text:bullet-char="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etad</meta:initial-creator>
    <meta:editing-cycles>2</meta:editing-cycles>
    <meta:creation-date>2018-05-28T19:41:00</meta:creation-date>
    <dc:date>2018-08-15T16:20:11.055000000</dc:date>
    <meta:editing-duration>PT4M49S</meta:editing-duration>
    <meta:generator>LibreOffice/5.3.7.2$Windows_X86_64 LibreOffice_project/6b8ed514a9f8b44d37a1b96673cbbdd077e24059</meta:generator>
    <meta:document-statistic meta:table-count="0" meta:image-count="0" meta:object-count="0" meta:page-count="1" meta:paragraph-count="23" meta:word-count="214" meta:character-count="1209" meta:non-whitespace-character-count="10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